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c5000b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color="#1c1c1c" draw:fill-color="#999999" draw:textarea-horizontal-align="justify" draw:textarea-vertical-align="middle" draw:auto-grow-height="false" fo:min-height="1.274cm" fo:min-width="2.6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.766cm" fo:min-width="2.421cm"/>
    </style:style>
    <style:style style:name="gr5" style:family="graphic" style:parent-style-name="standard">
      <style:graphic-properties svg:stroke-color="#333333" draw:fill-color="#ffff99" draw:textarea-horizontal-align="justify" draw:textarea-vertical-align="middle" draw:auto-grow-height="false" fo:min-height="4.195cm" fo:min-width="3.183cm"/>
    </style:style>
    <style:style style:name="gr6" style:family="graphic" style:parent-style-name="standard">
      <style:graphic-properties svg:stroke-color="#314004" draw:fill="solid" draw:fill-color="#99ff66" draw:textarea-horizontal-align="justify" draw:textarea-vertical-align="middle" draw:auto-grow-height="false" fo:min-height="0.199cm" fo:min-width="0cm"/>
    </style:style>
    <style:style style:name="gr7" style:family="graphic" style:parent-style-name="objectwithoutfill">
      <style:graphic-properties draw:fill="solid" draw:fill-color="#b2b2b2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999999"/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ff950e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solid" draw:fill-color="#99ff66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style:text-properties fo:font-size="9pt" style:font-size-asian="18pt" style:font-size-complex="18pt"/>
    </style:style>
    <style:style style:name="P13" style:family="paragraph">
      <loext:graphic-properties draw:fill="none" draw:fill-color="#ffffff"/>
      <style:text-properties fo:font-size="9pt" style:font-size-asian="18pt" style:font-size-complex="18pt"/>
    </style:style>
    <style:style style:name="P14" style:family="paragraph">
      <style:text-properties fo:color="#333333" fo:font-size="13pt" style:font-size-asian="18pt" style:font-size-complex="18pt"/>
    </style:style>
    <style:style style:name="P15" style:family="paragraph">
      <loext:graphic-properties draw:fill="none" draw:fill-color="#ffffff"/>
      <style:text-properties fo:color="#333333" fo:font-size="13pt" style:font-size-asian="18pt" style:font-size-complex="18pt"/>
    </style:style>
    <style:style style:name="P16" style:family="paragraph">
      <style:text-properties fo:color="#666666" fo:font-size="11pt" style:font-size-asian="18pt" style:font-size-complex="18pt"/>
    </style:style>
    <style:style style:name="P17" style:family="paragraph">
      <loext:graphic-properties draw:fill="none" draw:fill-color="#ffffff"/>
      <style:text-properties fo:color="#666666" fo:font-size="11pt" style:font-size-asian="18pt" style:font-size-complex="18pt"/>
    </style:style>
    <style:style style:name="P18" style:family="paragraph">
      <style:text-properties fo:color="#000000" fo:font-size="11pt" style:font-size-asian="18pt" style:font-size-complex="18pt"/>
    </style:style>
    <style:style style:name="P19" style:family="paragraph">
      <loext:graphic-properties draw:fill="none" draw:fill-color="#ffffff"/>
      <style:text-properties fo:color="#000000" fo:font-size="11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color="#333333" fo:font-size="13pt" style:font-size-asian="18pt" style:font-size-complex="18pt"/>
    </style:style>
    <style:style style:name="T5" style:family="text">
      <style:text-properties fo:color="#666666" fo:font-size="11pt" style:font-size-asian="18pt" style:font-size-complex="18pt"/>
    </style:style>
    <style:style style:name="T6" style:family="text">
      <style:text-properties fo:color="#000000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1.889cm" svg:x2="6.08cm" svg:y2="9.255cm">
          <text:p/>
        </draw:line>
        <draw:custom-shape draw:style-name="gr2" draw:text-style-name="P3" xml:id="id1" draw:id="id1" draw:layer="layout" svg:width="3.175cm" svg:height="1.524cm" svg:x="1.635cm" svg:y="2.524cm">
          <text:p text:style-name="P2"><text:span text:style-name="T1">UDF cal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81cm" svg:y1="3.286cm" svg:x2="7.477cm" svg:y2="3.259cm" draw:start-shape="id1" draw:start-glue-point="1" svg:d="M4810 3286l2667-27" svg:viewBox="0 0 2668 28">
          <text:p/>
        </draw:connector>
        <draw:custom-shape draw:style-name="gr4" draw:text-style-name="P5" draw:layer="layout" svg:width="2.921cm" svg:height="1.016cm" svg:x="14.589cm" svg:y="1.889cm">
          <text:p text:style-name="P4"><text:span text:style-name="T2">PL/SQL</text:span></text:p>
          <text:p text:style-name="P4"><text:span text:style-name="T2">DIANA 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3cm" svg:height="4.445cm" svg:x="7.477cm" svg:y="2.651cm">
          <text:p text:style-name="P6">Stub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0.635cm" svg:height="0.635cm" svg:x="15.73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0.635cm" svg:height="0.635cm" svg:x="15.09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" draw:id="id4" draw:layer="layout" svg:width="0.635cm" svg:height="0.635cm" svg:x="16.36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0.635cm" svg:height="0.635cm" svg:x="15.859cm" svg:y="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6" draw:id="id6" draw:layer="layout" svg:width="0.635cm" svg:height="0.635cm" svg:x="16.902cm" svg:y="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6.05cm" svg:y1="4.81cm" svg:x2="15.639cm" svg:y2="5.157cm" draw:start-shape="id2" draw:start-glue-point="8" draw:end-shape="id3" draw:end-glue-point="11" svg:d="M16050 4810l-411 347" svg:viewBox="0 0 412 348">
          <text:p/>
        </draw:connector>
        <draw:connector draw:style-name="gr7" draw:text-style-name="P9" draw:layer="layout" draw:type="line" svg:x1="16.05cm" svg:y1="4.81cm" svg:x2="16.46cm" svg:y2="5.157cm" draw:start-shape="id2" draw:start-glue-point="8" draw:end-shape="id4" draw:end-glue-point="5" svg:d="M16050 4810l410 347" svg:viewBox="0 0 411 348">
          <text:p/>
        </draw:connector>
        <draw:connector draw:style-name="gr7" draw:text-style-name="P9" draw:layer="layout" draw:type="line" svg:x1="16.685cm" svg:y1="5.699cm" svg:x2="16.401cm" svg:y2="6.1cm" draw:start-shape="id4" draw:start-glue-point="8" draw:end-shape="id5" draw:end-glue-point="11" svg:d="M16685 5699l-284 401" svg:viewBox="0 0 285 402">
          <text:p/>
        </draw:connector>
        <draw:connector draw:style-name="gr7" draw:text-style-name="P9" draw:layer="layout" draw:type="line" svg:x1="16.685cm" svg:y1="5.699cm" svg:x2="16.995cm" svg:y2="6.1cm" draw:start-shape="id4" draw:start-glue-point="8" draw:end-shape="id6" draw:end-glue-point="5" svg:d="M16685 5699l310 401" svg:viewBox="0 0 311 402">
          <text:p/>
        </draw:connector>
        <draw:frame draw:style-name="gr8" draw:text-style-name="P11" draw:layer="layout" svg:width="2.598cm" svg:height="0.725cm" svg:x="16.271cm" svg:y="6.841cm">
          <draw:text-box>
            <text:p text:style-name="P10"><text:span text:style-name="T2">Truffle AST</text:span></text:p>
          </draw:text-box>
        </draw:frame>
        <draw:line draw:style-name="gr3" draw:text-style-name="P1" draw:layer="layout" svg:x1="11.16cm" svg:y1="3.032cm" svg:x2="14.208cm" svg:y2="2.397cm">
          <text:p/>
        </draw:line>
        <draw:line draw:style-name="gr3" draw:text-style-name="P1" draw:layer="layout" svg:x1="11.16cm" svg:y1="3.794cm" svg:x2="14.335cm" svg:y2="4.556cm">
          <text:p/>
        </draw:line>
        <draw:line draw:style-name="gr3" draw:text-style-name="P1" draw:layer="layout" svg:x1="16.113cm" svg:y1="3.159cm" svg:x2="16.113cm" svg:y2="3.921cm">
          <text:p/>
        </draw:line>
        <draw:line draw:style-name="gr3" draw:text-style-name="P1" draw:layer="layout" svg:x1="15.351cm" svg:y1="6.842cm" svg:x2="11.414cm" svg:y2="6.842cm">
          <text:p/>
        </draw:line>
        <draw:line draw:style-name="gr3" draw:text-style-name="P1" draw:layer="layout" svg:x1="7.477cm" svg:y1="6.969cm" svg:x2="4.81cm" svg:y2="3.413cm">
          <text:p/>
        </draw:line>
        <draw:frame draw:style-name="gr9" draw:text-style-name="P13" draw:layer="layout" svg:width="3.81cm" svg:height="1.115cm" svg:x="7.45cm" svg:y="6.124cm">
          <draw:text-box>
            <text:p text:style-name="P12"><text:span text:style-name="T3">Converts and returns the value</text:span></text:p>
          </draw:text-box>
        </draw:frame>
        <draw:frame draw:style-name="gr10" draw:text-style-name="P13" draw:layer="layout" svg:width="2.794cm" svg:height="1.433cm" svg:x="8.366cm" svg:y="2.915cm">
          <draw:text-box>
            <text:p text:style-name="P12"><text:span text:style-name="T3">Fetches and converts the arguments</text:span></text:p>
          </draw:text-box>
        </draw:frame>
        <draw:frame draw:style-name="gr8" draw:text-style-name="P15" draw:layer="layout" svg:width="1.493cm" svg:height="0.763cm" svg:x="6.588cm" svg:y="8.366cm">
          <draw:text-box>
            <text:p text:style-name="P14"><text:span text:style-name="T4">SVM</text:span></text:p>
          </draw:text-box>
        </draw:frame>
        <draw:frame draw:style-name="gr8" draw:text-style-name="P15" draw:layer="layout" svg:width="2.458cm" svg:height="0.763cm" svg:x="2.86cm" svg:y="8.365cm">
          <draw:text-box>
            <text:p text:style-name="P14"><text:span text:style-name="T4">Database</text:span></text:p>
          </draw:text-box>
        </draw:frame>
        <draw:frame draw:style-name="gr8" draw:text-style-name="P17" draw:layer="layout" svg:width="1.476cm" svg:height="0.683cm" svg:x="11.414cm" svg:y="2.143cm">
          <draw:text-box>
            <text:p text:style-name="P16"><text:span text:style-name="T5">parse</text:span></text:p>
          </draw:text-box>
        </draw:frame>
        <draw:frame draw:style-name="gr8" draw:text-style-name="P17" draw:layer="layout" svg:width="1.865cm" svg:height="0.683cm" svg:x="11.541cm" svg:y="4.301cm">
          <draw:text-box>
            <text:p text:style-name="P16"><text:span text:style-name="T5">execute</text:span></text:p>
          </draw:text-box>
        </draw:frame>
        <draw:frame draw:style-name="gr8" draw:text-style-name="P19" draw:layer="layout" svg:width="2.559cm" svg:height="0.683cm" svg:x="12.216cm" svg:y="6.842cm">
          <draw:text-box>
            <text:p text:style-name="P18"><text:span text:style-name="T6">return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2:24:21.601460627</meta:creation-date>
    <dc:date>2017-08-17T12:42:49.718634212</dc:date>
    <meta:editing-duration>PT8M16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